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sso One2" svg:font-family="'Russo One'" style:font-adornments="Normal" style:font-pitch="variable"/>
    <style:font-face style:name="Liberation Sans" svg:font-family="'Liberation Sans'" style:font-family-generic="roman" style:font-pitch="variable"/>
    <style:font-face style:name="Russo One" svg:font-family="'Russo One'" style:font-family-generic="roman" style:font-pitch="variable"/>
    <style:font-face style:name="Russo One1" svg:font-family="'Russo On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307cm" fo:min-width="1.80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926cm" fo:min-width="8.078cm" fo:padding-top="0cm" fo:padding-bottom="0cm" fo:padding-left="0cm" fo:padding-right="0cm"/>
    </style:style>
    <style:style style:name="gr9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845cm" fo:min-width="8.0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6.665cm" fo:min-width="8.078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5.639cm" fo:min-width="8.078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text-properties fo:color="#000080" fo:font-size="28pt" style:font-size-asian="28pt" style:font-size-complex="28pt"/>
    </style:style>
    <style:style style:name="P4" style:family="paragraph">
      <style:paragraph-properties fo:text-align="center"/>
      <style:text-properties fo:color="#000080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4cm" fo:text-indent="0cm"/>
      <style:text-properties fo:color="#000080" fo:font-size="18pt" style:font-size-asian="18pt" style:font-size-complex="18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4.439cm" svg:height="0cm" svg:x="1.61cm" svg:y="3.568cm" svg:viewBox="0 0 14440 0" draw:points="0,0 14440,0">
          <text:p/>
        </draw:polygon>
        <draw:frame draw:style-name="gr2" draw:text-style-name="P2" draw:layer="layout" svg:width="8.227cm" svg:height="1.534cm" svg:x="2.061cm" svg:y="1.794cm">
          <draw:text-box>
            <text:p><text:span text:style-name="T1">Event Driven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text-style-name="P3" draw:layer="layout" svg:width="0.701cm" svg:height="1.307cm" svg:x="14.641cm" svg:y="6.467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012cm" svg:y="10.289cm">
          <draw:text-box>
            <text:p><text:span text:style-name="T2">B</text:span></text:p>
          </draw:text-box>
        </draw:frame>
        <draw:frame draw:style-name="gr5" draw:layer="layout" svg:width="2.497cm" svg:height="2.198cm" svg:x="3.963cm" svg:y="15.41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6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61cm" svg:y="3.568cm" svg:viewBox="0 0 26511 0" draw:points="0,0 26511,0">
          <text:p/>
        </draw:polygon>
        <draw:line draw:style-name="gr7" draw:text-style-name="P4" draw:layer="layout" svg:x1="14.432cm" svg:y1="7.618cm" svg:x2="11.744cm" svg:y2="10.306cm">
          <text:p/>
        </draw:line>
        <draw:frame draw:style-name="gr8" draw:text-style-name="P6" draw:layer="layout" svg:width="12.041cm" svg:height="2.926cm" svg:x="13.347cm" svg:y="13.255cm">
          <draw:text-box>
            <text:p text:style-name="P5"><text:span text:style-name="T3">Start in A</text:span></text:p>
            <text:p text:style-name="P5"><text:span text:style-name="T3">Elke keer, wanneer gebruiker « 1 » zegt, ga naar B en kom terug naar A</text:span></text:p>
          </draw:text-box>
        </draw:frame>
        <draw:g>
          <draw:line draw:style-name="gr9" draw:text-style-name="P4" draw:layer="layout" svg:x1="1.427cm" svg:y1="13.342cm" svg:x2="9.05cm" svg:y2="13.342cm">
            <text:p/>
          </draw:line>
          <draw:line draw:style-name="gr9" draw:text-style-name="P4" draw:layer="layout" svg:x1="9.015cm" svg:y1="13.316cm" svg:x2="9.015cm" svg:y2="19.674cm">
            <text:p/>
          </draw:line>
        </draw:g>
      </draw:page>
      <draw:page draw:name="page2" draw:style-name="dp1" draw:master-page-name="Default">
        <draw:polygon draw:style-name="gr1" draw:text-style-name="P1" draw:layer="layout" svg:width="14.439cm" svg:height="0cm" svg:x="1.409cm" svg:y="3.368cm" svg:viewBox="0 0 14440 0" draw:points="0,0 14440,0">
          <text:p/>
        </draw:polygon>
        <draw:frame draw:style-name="gr2" draw:text-style-name="P2" draw:layer="layout" svg:width="8.227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48cm" svg:height="1.534cm" svg:x="25.265cm" svg:y="1.594cm">
          <draw:text-box>
            <text:p><text:span text:style-name="T1">2/6</text:span></text:p>
          </draw:text-box>
        </draw:frame>
        <draw:frame draw:style-name="gr3" draw:text-style-name="P3" draw:layer="layout" svg:width="0.701cm" svg:height="1.307cm" svg:x="12.422cm" svg:y="5.671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93cm" svg:y="9.493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41cm" svg:y="10.816cm">
          <draw:text-box>
            <text:p><text:span text:style-name="T2">C</text:span></text:p>
          </draw:text-box>
        </draw:frame>
        <draw:line draw:style-name="gr7" draw:text-style-name="P4" draw:layer="layout" svg:x1="12.707cm" svg:y1="6.912cm" svg:x2="12.707cm" svg:y2="10.714cm">
          <text:p/>
        </draw:line>
        <draw:frame draw:style-name="gr5" draw:layer="layout" svg:width="2.867cm" svg:height="3.823cm" svg:x="3.568cm" svg:y="14.45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09cm" svg:y="3.368cm" svg:viewBox="0 0 26511 0" draw:points="0,0 26511,0">
          <text:p/>
        </draw:polygon>
        <draw:line draw:style-name="gr7" draw:text-style-name="P4" draw:layer="layout" svg:x1="12.213cm" svg:y1="6.822cm" svg:x2="9.525cm" svg:y2="9.51cm">
          <text:p/>
        </draw:line>
        <draw:frame draw:style-name="gr11" draw:text-style-name="P6" draw:layer="layout" svg:width="12.347cm" svg:height="4.845cm" svg:x="12.38cm" svg:y="13.317cm">
          <draw:text-box>
            <text:p text:style-name="P5"><text:span text:style-name="T3">Start in A</text:span></text:p>
            <text:p text:style-name="P5"><text:span text:style-name="T3">Elke keer, wanneer gebruiker « 1 » zegt, ga naar B en kom terug naar A</text:span></text:p>
            <text:p text:style-name="P5"><text:span text:style-name="T3">Elke keer, wanneer gebruiker « 2 » zegt, ga naar C en kom terug naar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3" draw:style-name="dp1" draw:master-page-name="Default">
        <draw:polygon draw:style-name="gr1" draw:text-style-name="P1" draw:layer="layout" svg:width="14.439cm" svg:height="0cm" svg:x="1.409cm" svg:y="3.368cm" svg:viewBox="0 0 14440 0" draw:points="0,0 14440,0">
          <text:p/>
        </draw:polygon>
        <draw:frame draw:style-name="gr2" draw:text-style-name="P2" draw:layer="layout" svg:width="8.227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74cm" svg:height="1.534cm" svg:x="25.265cm" svg:y="1.594cm">
          <draw:text-box>
            <text:p><text:span text:style-name="T1">3/6</text:span></text:p>
          </draw:text-box>
        </draw:frame>
        <draw:frame draw:style-name="gr3" draw:text-style-name="P3" draw:layer="layout" svg:width="0.701cm" svg:height="1.307cm" svg:x="12.353cm" svg:y="5.013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4cm" svg:y="8.835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1cm" svg:y="10.158cm">
          <draw:text-box>
            <text:p><text:span text:style-name="T2">C</text:span></text:p>
          </draw:text-box>
        </draw:frame>
        <draw:line draw:style-name="gr7" draw:text-style-name="P4" draw:layer="layout" svg:x1="12.638cm" svg:y1="6.254cm" svg:x2="12.638cm" svg:y2="10.056cm">
          <text:p/>
        </draw:line>
        <draw:frame draw:style-name="gr5" draw:layer="layout" svg:width="2.89cm" svg:height="5.453cm" svg:x="3.505cm" svg:y="13.60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09cm" svg:y="3.368cm" svg:viewBox="0 0 26511 0" draw:points="0,0 26511,0">
          <text:p/>
        </draw:polygon>
        <draw:line draw:style-name="gr7" draw:text-style-name="P4" draw:layer="layout" svg:x1="13.212cm" svg:y1="6.135cm" svg:x2="15.9cm" svg:y2="8.823cm">
          <text:p/>
        </draw:line>
        <draw:line draw:style-name="gr7" draw:text-style-name="P4" draw:layer="layout" svg:x1="12.144cm" svg:y1="6.164cm" svg:x2="9.456cm" svg:y2="8.852cm">
          <text:p/>
        </draw:line>
        <draw:frame draw:style-name="gr10" draw:text-style-name="P3" draw:layer="layout" svg:width="0.647cm" svg:height="1.191cm" svg:x="15.958cm" svg:y="8.66cm">
          <draw:text-box>
            <text:p><text:span text:style-name="T2">D</text:span></text:p>
          </draw:text-box>
        </draw:frame>
        <draw:frame draw:style-name="gr12" draw:text-style-name="P6" draw:layer="layout" svg:width="13.072cm" svg:height="6.665cm" svg:x="13.323cm" svg:y="11.867cm">
          <draw:text-box>
            <text:p text:style-name="P5"><text:span text:style-name="T3">Start in A</text:span></text:p>
            <text:p text:style-name="P5"><text:span text:style-name="T3">Elke keer, wanneer gebruiker « 1 » zegt, ga naar B en kom terug naar A</text:span></text:p>
            <text:p text:style-name="P5"><text:span text:style-name="T3">Elke keer, wanneer gebruiker « 2 » zegt, ga naar C en kom terug naar A</text:span></text:p>
            <text:p text:style-name="P5"><text:span text:style-name="T3">Elke keer, wanneer gebruiker « 3 » zegt, ga naar D en kom terug naar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4" draw:style-name="dp1" draw:master-page-name="Default">
        <draw:polygon draw:style-name="gr1" draw:text-style-name="P1" draw:layer="layout" svg:width="14.439cm" svg:height="0cm" svg:x="1.409cm" svg:y="3.368cm" svg:viewBox="0 0 14440 0" draw:points="0,0 14440,0">
          <text:p/>
        </draw:polygon>
        <draw:frame draw:style-name="gr2" draw:text-style-name="P2" draw:layer="layout" svg:width="8.227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225cm" svg:height="1.534cm" svg:x="25.265cm" svg:y="1.594cm">
          <draw:text-box>
            <text:p><text:span text:style-name="T1">4/6</text:span></text:p>
          </draw:text-box>
        </draw:frame>
        <draw:frame draw:style-name="gr3" draw:text-style-name="P3" draw:layer="layout" svg:width="0.701cm" svg:height="1.307cm" svg:x="15.618cm" svg:y="4.04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989cm" svg:y="7.862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5.606cm" svg:y="9.185cm">
          <draw:text-box>
            <text:p><text:span text:style-name="T2">C</text:span></text:p>
          </draw:text-box>
        </draw:frame>
        <draw:line draw:style-name="gr7" draw:text-style-name="P4" draw:layer="layout" svg:x1="15.903cm" svg:y1="5.281cm" svg:x2="15.903cm" svg:y2="9.083cm">
          <text:p/>
        </draw:line>
        <draw:frame draw:style-name="gr5" draw:layer="layout" svg:width="4.002cm" svg:height="3.823cm" svg:x="3.225cm" svg:y="14.61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09cm" svg:y="3.368cm" svg:viewBox="0 0 26511 0" draw:points="0,0 26511,0">
          <text:p/>
        </draw:polygon>
        <draw:line draw:style-name="gr7" draw:text-style-name="P4" draw:layer="layout" svg:x1="15.409cm" svg:y1="5.191cm" svg:x2="12.721cm" svg:y2="7.879cm">
          <text:p/>
        </draw:line>
        <draw:line draw:style-name="gr7" draw:text-style-name="P4" draw:layer="layout" svg:x1="11.969cm" svg:y1="8.865cm" svg:x2="9.281cm" svg:y2="11.553cm">
          <text:p/>
        </draw:line>
        <draw:frame draw:style-name="gr4" draw:text-style-name="P3" draw:layer="layout" svg:width="0.629cm" svg:height="1.191cm" svg:x="8.61cm" svg:y="11.449cm">
          <draw:text-box>
            <text:p><text:span text:style-name="T2">E</text:span></text:p>
          </draw:text-box>
        </draw:frame>
        <draw:frame draw:style-name="gr13" draw:text-style-name="P6" draw:layer="layout" svg:width="13.764cm" svg:height="5.639cm" svg:x="12.254cm" svg:y="12.655cm">
          <draw:text-box>
            <text:p text:style-name="P5"><text:span text:style-name="T3">Start in A</text:span></text:p>
            <text:p text:style-name="P5"><text:span text:style-name="T3">Elke keer, wanneer gebruiker « 1 » zegt, ga naar B, ga naar E, kom terug naar B en kom terug naar A</text:span></text:p>
            <text:p text:style-name="P5"><text:span text:style-name="T3">Elke keer, wanneer gebruiker « 2 » zegt, ga naar C en kom terug naar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5" draw:style-name="dp1" draw:master-page-name="Default">
        <draw:polygon draw:style-name="gr1" draw:text-style-name="P1" draw:layer="layout" svg:width="14.439cm" svg:height="0cm" svg:x="1.509cm" svg:y="3.468cm" svg:viewBox="0 0 14440 0" draw:points="0,0 14440,0">
          <text:p/>
        </draw:polygon>
        <draw:frame draw:style-name="gr2" draw:text-style-name="P2" draw:layer="layout" svg:width="8.227cm" svg:height="1.534cm" svg:x="1.96cm" svg:y="1.694cm">
          <draw:text-box>
            <text:p><text:span text:style-name="T1">Event Driven</text:span></text:p>
          </draw:text-box>
        </draw:frame>
        <draw:frame draw:style-name="gr2" draw:text-style-name="P2" draw:layer="layout" svg:width="2.161cm" svg:height="1.534cm" svg:x="25.365cm" svg:y="1.694cm">
          <draw:text-box>
            <text:p><text:span text:style-name="T1">5/6</text:span></text:p>
          </draw:text-box>
        </draw:frame>
        <draw:frame draw:style-name="gr3" draw:text-style-name="P3" draw:layer="layout" svg:width="0.701cm" svg:height="1.307cm" svg:x="12.225cm" svg:y="4.349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596cm" svg:y="8.171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213cm" svg:y="9.494cm">
          <draw:text-box>
            <text:p><text:span text:style-name="T2">C</text:span></text:p>
          </draw:text-box>
        </draw:frame>
        <draw:line draw:style-name="gr7" draw:text-style-name="P4" draw:layer="layout" svg:x1="12.51cm" svg:y1="5.59cm" svg:x2="12.51cm" svg:y2="9.392cm">
          <text:p/>
        </draw:line>
        <draw:frame draw:style-name="gr5" draw:layer="layout" svg:width="3.957cm" svg:height="3.823cm" svg:x="3.21cm" svg:y="14.68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1" draw:layer="layout" svg:width="26.691cm" svg:height="18.099cm" svg:x="1.416cm" svg:y="1.4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509cm" svg:y="3.468cm" svg:viewBox="0 0 26511 0" draw:points="0,0 26511,0">
          <text:p/>
        </draw:polygon>
        <draw:line draw:style-name="gr7" draw:text-style-name="P4" draw:layer="layout" svg:x1="12.546cm" svg:y1="10.617cm" svg:x2="12.546cm" svg:y2="14.419cm">
          <text:p/>
        </draw:line>
        <draw:frame draw:style-name="gr10" draw:text-style-name="P3" draw:layer="layout" svg:width="0.647cm" svg:height="1.191cm" svg:x="12.273cm" svg:y="14.492cm">
          <draw:text-box>
            <text:p><text:span text:style-name="T2">F</text:span></text:p>
          </draw:text-box>
        </draw:frame>
        <draw:line draw:style-name="gr7" draw:text-style-name="P4" draw:layer="layout" svg:x1="12.016cm" svg:y1="5.5cm" svg:x2="9.328cm" svg:y2="8.188cm">
          <text:p/>
        </draw:line>
        <draw:frame draw:style-name="gr13" draw:text-style-name="P6" draw:layer="layout" svg:width="13.229cm" svg:height="5.639cm" svg:x="14.269cm" svg:y="12.535cm">
          <draw:text-box>
            <text:p text:style-name="P5"><text:span text:style-name="T3">Start in A</text:span></text:p>
            <text:p text:style-name="P5"><text:span text:style-name="T3">Elke keer, wanneer de gebruiker « 3 » zegt, ga naar B en kom terug naar A</text:span></text:p>
            <text:p text:style-name="P5"><text:span text:style-name="T3">Elke keer, wanneer de gebruiker « 75 » zegt, ga naar C, ga naar F, kom terug naar C en kom terug naar A</text:span></text:p>
          </draw:text-box>
        </draw:frame>
        <draw:g>
          <draw:line draw:style-name="gr9" draw:text-style-name="P4" draw:layer="layout" svg:x1="1.375cm" svg:y1="13.192cm" svg:x2="8.998cm" svg:y2="13.192cm">
            <text:p/>
          </draw:line>
          <draw:line draw:style-name="gr9" draw:text-style-name="P4" draw:layer="layout" svg:x1="8.963cm" svg:y1="13.166cm" svg:x2="8.963cm" svg:y2="19.524cm">
            <text:p/>
          </draw:line>
        </draw:g>
      </draw:page>
      <draw:page draw:name="page6" draw:style-name="dp1" draw:master-page-name="Default">
        <draw:polygon draw:style-name="gr1" draw:text-style-name="P1" draw:layer="layout" svg:width="14.439cm" svg:height="0cm" svg:x="1.409cm" svg:y="3.368cm" svg:viewBox="0 0 14440 0" draw:points="0,0 14440,0">
          <text:p/>
        </draw:polygon>
        <draw:frame draw:style-name="gr2" draw:text-style-name="P2" draw:layer="layout" svg:width="8.227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99cm" svg:height="1.534cm" svg:x="25.265cm" svg:y="1.594cm">
          <draw:text-box>
            <text:p><text:span text:style-name="T1">6/6</text:span></text:p>
          </draw:text-box>
        </draw:frame>
        <draw:frame draw:style-name="gr3" draw:text-style-name="P3" draw:layer="layout" svg:width="0.701cm" svg:height="1.307cm" svg:x="12.952cm" svg:y="3.819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9.323cm" svg:y="7.641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94cm" svg:y="8.964cm">
          <draw:text-box>
            <text:p><text:span text:style-name="T2">C</text:span></text:p>
          </draw:text-box>
        </draw:frame>
        <draw:line draw:style-name="gr7" draw:text-style-name="P4" draw:layer="layout" svg:x1="13.237cm" svg:y1="5.06cm" svg:x2="13.237cm" svg:y2="8.862cm">
          <text:p/>
        </draw:line>
        <draw:frame draw:style-name="gr5" draw:layer="layout" svg:width="4.071cm" svg:height="5.412cm" svg:x="3.077cm" svg:y="13.51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09cm" svg:y="3.368cm" svg:viewBox="0 0 26511 0" draw:points="0,0 26511,0">
          <text:p/>
        </draw:polygon>
        <draw:g>
          <draw:line draw:style-name="gr9" draw:text-style-name="P4" draw:layer="layout" svg:x1="1.449cm" svg:y1="13.067cm" svg:x2="9.072cm" svg:y2="13.067cm">
            <text:p/>
          </draw:line>
          <draw:line draw:style-name="gr9" draw:text-style-name="P4" draw:layer="layout" svg:x1="9.037cm" svg:y1="13.041cm" svg:x2="9.037cm" svg:y2="19.399cm">
            <text:p/>
          </draw:line>
        </draw:g>
        <draw:line draw:style-name="gr7" draw:text-style-name="P4" draw:layer="layout" svg:x1="13.811cm" svg:y1="4.941cm" svg:x2="16.499cm" svg:y2="7.629cm">
          <text:p/>
        </draw:line>
        <draw:line draw:style-name="gr7" draw:text-style-name="P4" draw:layer="layout" svg:x1="12.743cm" svg:y1="4.97cm" svg:x2="10.055cm" svg:y2="7.658cm">
          <text:p/>
        </draw:line>
        <draw:line draw:style-name="gr7" draw:text-style-name="P4" draw:layer="layout" svg:x1="9.303cm" svg:y1="8.644cm" svg:x2="6.615cm" svg:y2="11.332cm">
          <text:p/>
        </draw:line>
        <draw:frame draw:style-name="gr4" draw:text-style-name="P3" draw:layer="layout" svg:width="0.629cm" svg:height="1.191cm" svg:x="5.944cm" svg:y="11.228cm">
          <draw:text-box>
            <text:p><text:span text:style-name="T2">E</text:span></text:p>
          </draw:text-box>
        </draw:frame>
        <draw:frame draw:style-name="gr10" draw:text-style-name="P3" draw:layer="layout" svg:width="0.647cm" svg:height="1.191cm" svg:x="16.557cm" svg:y="7.466cm">
          <draw:text-box>
            <text:p><text:span text:style-name="T2">D</text:span></text:p>
          </draw:text-box>
        </draw:frame>
        <draw:line draw:style-name="gr7" draw:text-style-name="P4" draw:layer="layout" svg:x1="17.279cm" svg:y1="8.41cm" svg:x2="19.967cm" svg:y2="11.098cm">
          <text:p/>
        </draw:line>
        <draw:frame draw:style-name="gr10" draw:text-style-name="P3" draw:layer="layout" svg:width="0.647cm" svg:height="1.191cm" svg:x="19.968cm" svg:y="10.906cm">
          <draw:text-box>
            <text:p><text:span text:style-name="T2">G</text:span></text:p>
          </draw:text-box>
        </draw:frame>
        <draw:frame draw:style-name="gr13" draw:text-style-name="P6" draw:layer="layout" svg:width="16.818cm" svg:height="6.563cm" svg:x="10.325cm" svg:y="11.73cm">
          <draw:text-box>
            <text:p text:style-name="P5"><text:span text:style-name="T3">Start in A</text:span></text:p>
            <text:p text:style-name="P5"><text:span text:style-name="T3">Elke keer, wanneer de gebruiker « 1 » zegt, ga naar B, ga naar E, kom terug naar B en kom terug naar A</text:span></text:p>
            <text:p text:style-name="P5"><text:span text:style-name="T3">Elke keer, wanneer de gebruiker « 99 » zegt, ga naar C en kom terug naar A</text:span></text:p>
            <text:p text:style-name="P5"><text:span text:style-name="T3">Elke keer wanneer de gebruiker « 3 » zegt, ga naar D, ga naar G, kom terug naar D en kom terug naar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usso One2" svg:font-family="'Russo One'" style:font-adornments="Normal" style:font-pitch="variable"/>
    <style:font-face style:name="Liberation Sans" svg:font-family="'Liberation Sans'" style:font-family-generic="roman" style:font-pitch="variable"/>
    <style:font-face style:name="Russo One" svg:font-family="'Russo One'" style:font-family-generic="roman" style:font-pitch="variable"/>
    <style:font-face style:name="Russo One1" svg:font-family="'Russo On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style:text-line-through-type="none" style:font-name="Russo One2" fo:font-family="'Russo One'" style:font-style-name="Normal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ed_20__28_var_29__20_1" draw:fill="solid" draw:fill-color="#317192" draw:fill-gradient-name="Gradient_20_7" draw:fill-hatch-name="Hatching_20_1" draw:fill-image-name="Bitmape_20_1"/>
      <style:text-properties style:font-name="Russo One2"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initial-creator>oaz </meta:initial-creator>
    <meta:creation-date>2013-05-27T23:31:27</meta:creation-date>
    <dc:format>image/svg+xml</dc:format>
    <meta:editing-cycles>14</meta:editing-cycles>
    <meta:editing-duration>PT16M35S</meta:editing-duration>
    <dc:date>2015-06-06T15:37:07.665633313</dc:date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B</mi>
                              <mi/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75</mn>
                                </mrow>
                              </mover>
                              <mi>CF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3} B~~~ # nabla csup{75} CFC}}} underbrace infinity   }</annotation>
  </semantics>
</math>
</file>

<file path=Object 2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over>
                    <mo stretchy="false">∇</mo>
                    <mrow>
                      <mn>1</mn>
                    </mrow>
                  </mover>
                  <mi mathvariant="normal">B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nabla csup{1} B} underbrace infinity   }</annotation>
  </semantics>
</math>
</file>

<file path=Object 3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{ stack {nabla csup{1} B # nabla csup{2} C} }  } underbrace infinity }</annotation>
  </semantics>
</math>
</file>

<file path=Object 4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}}} underbrace infinity   }</annotation>
  </semantics>
</math>
</file>

<file path=Object 5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>BE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  <mi/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EB # nabla csup{2} C~~~ }}} underbrace infinity  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>BE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99</mn>
                                </mrow>
                              </mover>
                              <mi mathvariant="normal">C</mi>
                              <mi/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>DG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EB # nabla csup{99} C ~~~ # nabla csup{3} DGD } }} underbrace infinity   }</annotation>
  </semantics>
</math>
</file>